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bottom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02cm" svg:stroke-color="#000000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427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6" style:family="graphic" style:parent-style-name="objectwithoutfill">
      <style:graphic-properties draw:stroke="dash" draw:stroke-dash="Fine_20_Dashed"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152cm" svg:stroke-color="#808080" draw:marker-start-width="0.428cm" draw:marker-end="Arrow" draw:marker-end-width="0.528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.6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78cm" fo:min-width="20.195cm"/>
    </style:style>
    <style:style style:name="gr1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12cm"/>
    </style:style>
    <style:style style:name="gr1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2.288cm"/>
    </style:style>
    <style:style style:name="gr1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1.526cm"/>
    </style:style>
    <style:style style:name="gr1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4.5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384cm"/>
    </style:style>
    <style:style style:name="gr2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2.8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55cm"/>
    </style:style>
    <style:style style:name="gr23" style:family="graphic" style:parent-style-name="standard">
      <style:graphic-properties svg:stroke-width="0.152cm" svg:stroke-color="#000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</style:style>
    <style:style style:name="gr2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3.05cm"/>
    </style:style>
    <style:style style:name="gr26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98cm"/>
    </style:style>
    <style:style style:name="gr3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3.4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81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861cm"/>
    </style:style>
    <style:style style:name="gr34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79cm"/>
    </style:style>
    <style:style style:name="gr36" style:family="graphic" style:parent-style-name="objectwithoutfill">
      <style:graphic-properties svg:stroke-width="0.076cm" svg:stroke-color="#6bb2f3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7" style:family="graphic" style:parent-style-name="standard">
      <style:graphic-properties svg:stroke-width="0.102cm" svg:stroke-color="#6bb2f3" draw:marker-start-width="0.352cm" draw:marker-end-width="0.427cm" draw:fill="solid" draw:fill-color="#6bb2f3" draw:textarea-horizontal-align="justify" draw:textarea-vertical-align="middle" draw:auto-grow-height="false" fo:padding-top="0.175cm" fo:padding-bottom="0.175cm" fo:padding-left="0.3cm" fo:padding-right="0.3cm"/>
    </style:style>
    <style:style style:name="gr38" style:family="graphic" style:parent-style-name="standard">
      <style:graphic-properties svg:stroke-width="0.102cm" svg:stroke-color="#6bb2f3" draw:marker-start-width="0.352cm" draw:marker-end-width="0.427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ffffff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svg:stroke-width="0.102cm" svg:stroke-color="#c5000b" draw:marker-start-width="0.352cm" draw:marker-end-width="0.427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42" style:family="graphic" style:parent-style-name="objectwithoutfill">
      <style:graphic-properties svg:stroke-width="0.076cm" svg:stroke-color="#000000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43" style:family="graphic" style:parent-style-name="objectwithoutfill">
      <style:graphic-properties draw:stroke="dash" draw:stroke-dash="Fine_20_Dashed"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44" style:family="graphic" style:parent-style-name="objectwithoutfill">
      <style:graphic-properties svg:stroke-color="#000000" draw:fill="none" draw:textarea-vertical-align="middle"/>
    </style:style>
    <style:style style:name="gr45" style:family="graphic" style:parent-style-name="objectwithoutfill">
      <style:graphic-properties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36cm"/>
    </style:style>
    <style:style style:name="gr47" style:family="graphic" style:parent-style-name="standard">
      <style:graphic-properties svg:stroke-width="0.152cm" svg:stroke-color="#6bb2f3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4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1.907cm"/>
    </style:style>
    <style:style style:name="gr4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526cm"/>
    </style:style>
    <style:style style:name="gr50" style:family="graphic" style:parent-style-name="standard">
      <style:graphic-properties svg:stroke-width="0.152cm" svg:stroke-color="#6bb2f3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51" style:family="graphic" style:parent-style-name="objectwithoutfill">
      <style:graphic-properties draw:stroke="dash" draw:stroke-dash="Fine_20_Dotted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38cm" fo:min-width="0.383cm"/>
    </style:style>
    <style:style style:name="gr53" style:family="graphic" style:parent-style-name="objectwithoutfill">
      <style:graphic-properties draw:stroke="dash" draw:stroke-dash="Fine_20_Dashed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69cm"/>
    </style:style>
    <style:style style:name="gr55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6" style:family="graphic" style:parent-style-name="standard">
      <style:graphic-properties svg:stroke-width="0.152cm" svg:stroke-color="#c5000b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57" style:family="graphic" style:parent-style-name="objectwithoutfill">
      <style:graphic-properties draw:stroke="dash" draw:stroke-dash="Fine_20_Dotted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8" style:family="graphic" style:parent-style-name="standard">
      <style:graphic-properties svg:stroke-width="0.152cm" svg:stroke-color="#c5000b" draw:marker-start-width="0.427cm" draw:marker-end-width="0.427cm" draw:fill="solid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59" style:family="graphic" style:parent-style-name="objectwithoutfill">
      <style:graphic-properties draw:stroke="dash" draw:stroke-dash="Fine_20_Dashed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0" style:family="graphic" style:parent-style-name="standard">
      <style:graphic-properties svg:stroke-width="0.152cm" svg:stroke-color="#579d1c" draw:marker-start-width="0.427cm" draw:marker-end-width="0.427cm" draw:fill="solid" draw:fill-color="#579d1c" draw:textarea-horizontal-align="justify" draw:textarea-vertical-align="middle" draw:auto-grow-height="false" fo:padding-top="0.2cm" fo:padding-bottom="0.2cm" fo:padding-left="0.325cm" fo:padding-right="0.325cm"/>
    </style:style>
    <style:style style:name="gr61" style:family="graphic" style:parent-style-name="objectwithoutfill">
      <style:graphic-properties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2" style:family="graphic" style:parent-style-name="standard">
      <style:graphic-properties svg:stroke-width="0.152cm" svg:stroke-color="#579d1c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63" style:family="graphic" style:parent-style-name="objectwithoutfill">
      <style:graphic-properties draw:stroke="dash" draw:stroke-dash="Fine_20_Dotted"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4" style:family="graphic" style:parent-style-name="objectwithoutfill">
      <style:graphic-properties draw:stroke="dash" draw:stroke-dash="Fine_20_Dashed"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43cm" fo:min-width="0.493cm" fo:padding-top="0.2cm" fo:padding-bottom="0.2cm" fo:padding-left="0.325cm" fo:padding-right="0.325cm"/>
    </style:style>
    <style:style style:name="gr66" style:family="graphic" style:parent-style-name="objectwithoutfill">
      <style:graphic-properties draw:stroke="dash" draw:stroke-dash="Fine_20_Dotted" svg:stroke-width="0.152cm" svg:stroke-color="#0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bb2f3"/>
      <style:paragraph-properties fo:text-align="center"/>
      <style:text-properties style:font-name="Droid Sans Mono1" fo:font-size="18pt" fo:font-weight="bold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Droid Sans Mono1"/>
    </style:style>
    <style:style style:name="P7" style:family="paragraph">
      <loext:graphic-properties draw:fill="none" draw:fill-color="#ffffff"/>
      <style:text-properties style:font-name="Droid Sans Mono1" fo:font-size="18pt"/>
    </style:style>
    <style:style style:name="P8" style:family="paragraph">
      <loext:graphic-properties draw:fill="none" draw:fill-color="#ffffff"/>
      <style:text-properties fo:color="#808080" style:font-name="Droid Sans Mono1" fo:font-size="18pt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solid" draw:fill-color="#6bb2f3"/>
      <style:paragraph-properties fo:text-align="center"/>
    </style:style>
    <style:style style:name="P11" style:family="paragraph">
      <loext:graphic-properties draw:fill="solid" draw:fill-color="#c5000b"/>
      <style:paragraph-properties fo:text-align="center"/>
    </style:style>
    <style:style style:name="P12" style:family="paragraph">
      <loext:graphic-properties draw:fill="solid" draw:fill-color="#579d1c"/>
      <style:paragraph-properties fo:text-align="center"/>
    </style:style>
    <style:style style:name="P13" style:family="paragraph">
      <loext:graphic-properties draw:fill="none" draw:fill-color="#ffffff"/>
      <style:text-properties style:font-name="Droid Sans Mono1" fo:font-size="19pt"/>
    </style:style>
    <style:style style:name="T1" style:family="text">
      <style:text-properties style:font-name="Droid Sans Mono1" fo:font-size="18pt" fo:font-weight="bold" style:font-size-asian="18pt" style:font-size-complex="18pt"/>
    </style:style>
    <style:style style:name="T2" style:family="text">
      <style:text-properties style:font-name="Droid Sans Mono1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7.821cm" svg:x="1.751cm" svg:y="1.958cm">
          <text:p text:style-name="P1"><text:span text:style-name="T1">XDI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075.640902544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034cm" svg:height="2.259cm" svg:x="1.751cm" svg:y="24.014cm">
          <text:p text:style-name="P1"><text:span text:style-name="T1">XDI Cli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3" xml:id="id1" draw:id="id1" draw:layer="layout" svg:width="0.407cm" svg:height="0.346cm" svg:x="8.728cm" svg:y="2.9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2" draw:id="id2" draw:layer="layout" svg:width="0.407cm" svg:height="0.346cm" svg:x="9.894cm" svg:y="4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8.932cm" svg:y1="3.309cm" svg:x2="9.894cm" svg:y2="4.472cm" draw:start-shape="id1" draw:start-glue-point="8" draw:end-shape="id2" draw:end-glue-point="6" svg:d="M8932 3309c0 776 320 1163 962 1163" svg:viewBox="0 0 963 1164">
            <text:p/>
          </draw:connector>
          <draw:custom-shape draw:style-name="gr4" draw:text-style-name="P4" xml:id="id3" draw:id="id3" draw:layer="layout" svg:width="0.407cm" svg:height="0.346cm" svg:x="9.894cm" svg:y="6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8.932cm" svg:y1="3.309cm" svg:x2="9.894cm" svg:y2="6.803cm" draw:start-shape="id1" draw:start-glue-point="8" draw:end-shape="id3" draw:end-glue-point="6" svg:d="M8932 3309c0 2330 320 3494 962 3494" svg:viewBox="0 0 963 3495">
            <text:p/>
          </draw:connector>
          <draw:connector draw:style-name="gr5" draw:text-style-name="P5" draw:layer="layout" draw:type="curve" svg:x1="10.098cm" svg:y1="4.645cm" svg:x2="11.177cm" svg:y2="5.679cm" draw:start-shape="id2" draw:start-glue-point="8" draw:end-shape="id4" draw:end-glue-point="5" svg:d="M10098 4645c0 690 359 1034 1079 1034" svg:viewBox="0 0 1080 1035">
            <text:p/>
          </draw:connector>
          <draw:connector draw:style-name="gr5" draw:text-style-name="P5" draw:layer="layout" draw:type="curve" svg:x1="11.381cm" svg:y1="5.852cm" svg:x2="12.196cm" svg:y2="6.938cm" draw:start-shape="id4" draw:start-glue-point="6" draw:end-shape="id5" draw:end-glue-point="5" svg:d="M11381 5852c0 724 271 1086 815 1086" svg:viewBox="0 0 816 1087">
            <text:p/>
          </draw:connector>
          <draw:connector draw:style-name="gr6" draw:text-style-name="P5" draw:layer="layout" draw:type="curve" svg:x1="10.098cm" svg:y1="4.645cm" svg:x2="10.098cm" svg:y2="6.63cm" draw:start-shape="id2" draw:start-glue-point="8" draw:end-shape="id3" draw:end-glue-point="4" svg:d="M10098 4645v1985" svg:viewBox="0 0 1 1986">
            <text:p/>
          </draw:connector>
          <draw:custom-shape draw:style-name="gr4" draw:text-style-name="P4" xml:id="id4" draw:id="id4" draw:layer="layout" svg:width="0.408cm" svg:height="0.346cm" svg:x="11.177cm" svg:y="5.5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5" draw:id="id5" draw:layer="layout" svg:width="0.407cm" svg:height="0.348cm" svg:x="12.196cm" svg:y="6.7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3" xml:id="id6" draw:id="id6" draw:layer="layout" svg:width="0.407cm" svg:height="0.346cm" svg:x="2.036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7" draw:id="id7" draw:layer="layout" svg:width="0.407cm" svg:height="0.346cm" svg:x="3.202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2.24cm" svg:y1="14.419cm" svg:x2="3.202cm" svg:y2="15.582cm" draw:start-shape="id6" draw:start-glue-point="8" draw:end-shape="id7" draw:end-glue-point="6" svg:d="M2240 14419c0 776 320 1163 962 1163" svg:viewBox="0 0 963 1164">
            <text:p/>
          </draw:connector>
          <draw:custom-shape draw:style-name="gr4" draw:text-style-name="P4" xml:id="id8" draw:id="id8" draw:layer="layout" svg:width="0.407cm" svg:height="0.346cm" svg:x="3.202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2.24cm" svg:y1="14.419cm" svg:x2="3.202cm" svg:y2="17.913cm" draw:start-shape="id6" draw:start-glue-point="8" draw:end-shape="id8" draw:end-glue-point="6" svg:d="M2240 14419c0 2330 320 3494 962 3494" svg:viewBox="0 0 963 3495">
            <text:p/>
          </draw:connector>
          <draw:connector draw:style-name="gr5" draw:text-style-name="P5" draw:layer="layout" draw:type="curve" svg:x1="3.406cm" svg:y1="15.755cm" svg:x2="4.485cm" svg:y2="16.789cm" draw:start-shape="id7" draw:start-glue-point="8" draw:end-shape="id9" draw:end-glue-point="5" svg:d="M3406 15755c0 690 359 1034 1079 1034" svg:viewBox="0 0 1080 1035">
            <text:p/>
          </draw:connector>
          <draw:connector draw:style-name="gr5" draw:text-style-name="P5" draw:layer="layout" draw:type="curve" svg:x1="4.689cm" svg:y1="16.962cm" svg:x2="5.504cm" svg:y2="18.048cm" draw:start-shape="id9" draw:start-glue-point="6" draw:end-shape="id10" draw:end-glue-point="5" svg:d="M4689 16962c0 724 271 1086 815 1086" svg:viewBox="0 0 816 1087">
            <text:p/>
          </draw:connector>
          <draw:connector draw:style-name="gr6" draw:text-style-name="P5" draw:layer="layout" draw:type="curve" svg:x1="3.406cm" svg:y1="15.755cm" svg:x2="3.406cm" svg:y2="17.74cm" draw:start-shape="id7" draw:start-glue-point="8" draw:end-shape="id8" draw:end-glue-point="4" svg:d="M3406 15755v1985" svg:viewBox="0 0 1 1986">
            <text:p/>
          </draw:connector>
          <draw:custom-shape draw:style-name="gr4" draw:text-style-name="P4" xml:id="id9" draw:id="id9" draw:layer="layout" svg:width="0.408cm" svg:height="0.346cm" svg:x="4.485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10" draw:id="id10" draw:layer="layout" svg:width="0.407cm" svg:height="0.348cm" svg:x="5.504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3" xml:id="id11" draw:id="id11" draw:layer="layout" svg:width="0.407cm" svg:height="0.346cm" svg:x="15.247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12" draw:id="id12" draw:layer="layout" svg:width="0.407cm" svg:height="0.346cm" svg:x="16.413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15.451cm" svg:y1="14.419cm" svg:x2="16.413cm" svg:y2="15.582cm" draw:start-shape="id11" draw:start-glue-point="8" draw:end-shape="id12" draw:end-glue-point="6" svg:d="M15451 14419c0 776 320 1163 962 1163" svg:viewBox="0 0 963 1164">
            <text:p/>
          </draw:connector>
          <draw:custom-shape draw:style-name="gr4" draw:text-style-name="P4" xml:id="id13" draw:id="id13" draw:layer="layout" svg:width="0.407cm" svg:height="0.346cm" svg:x="16.413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15.451cm" svg:y1="14.419cm" svg:x2="16.413cm" svg:y2="17.913cm" draw:start-shape="id11" draw:start-glue-point="8" draw:end-shape="id13" draw:end-glue-point="6" svg:d="M15451 14419c0 2330 320 3494 962 3494" svg:viewBox="0 0 963 3495">
            <text:p/>
          </draw:connector>
          <draw:connector draw:style-name="gr5" draw:text-style-name="P5" draw:layer="layout" draw:type="curve" svg:x1="16.617cm" svg:y1="15.755cm" svg:x2="17.696cm" svg:y2="16.789cm" draw:start-shape="id12" draw:start-glue-point="8" draw:end-shape="id14" draw:end-glue-point="5" svg:d="M16617 15755c0 690 359 1034 1079 1034" svg:viewBox="0 0 1080 1035">
            <text:p/>
          </draw:connector>
          <draw:connector draw:style-name="gr5" draw:text-style-name="P5" draw:layer="layout" draw:type="curve" svg:x1="17.9cm" svg:y1="16.962cm" svg:x2="18.715cm" svg:y2="18.048cm" draw:start-shape="id14" draw:start-glue-point="6" draw:end-shape="id15" draw:end-glue-point="5" svg:d="M17900 16962c0 724 271 1086 815 1086" svg:viewBox="0 0 816 1087">
            <text:p/>
          </draw:connector>
          <draw:connector draw:style-name="gr6" draw:text-style-name="P5" draw:layer="layout" draw:type="curve" svg:x1="16.617cm" svg:y1="15.755cm" svg:x2="16.617cm" svg:y2="17.74cm" draw:start-shape="id12" draw:start-glue-point="8" draw:end-shape="id13" draw:end-glue-point="4" svg:d="M16617 15755v1985" svg:viewBox="0 0 1 1986">
            <text:p/>
          </draw:connector>
          <draw:custom-shape draw:style-name="gr4" draw:text-style-name="P4" xml:id="id14" draw:id="id14" draw:layer="layout" svg:width="0.408cm" svg:height="0.346cm" svg:x="17.696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15" draw:id="id15" draw:layer="layout" svg:width="0.407cm" svg:height="0.348cm" svg:x="18.715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7" draw:text-style-name="P5" draw:layer="layout" svg:x1="7.239cm" svg:y1="22.479cm" svg:x2="7.239cm" svg:y2="12.319cm">
          <text:p/>
        </draw:line>
        <draw:line draw:style-name="gr7" draw:text-style-name="P5" draw:layer="layout" svg:x1="14.039cm" svg:y1="12.319cm" svg:x2="14.039cm" svg:y2="22.606cm">
          <text:p/>
        </draw:line>
        <draw:frame draw:style-name="gr8" draw:text-style-name="P6" draw:layer="layout" svg:width="3.169cm" svg:height="1.725cm" svg:x="2.032cm" svg:y="18.588cm">
          <draw:text-box>
            <text:p><text:span text:style-name="T2">Request</text:span></text:p>
            <text:p><text:span text:style-name="T2">Message</text:span></text:p>
          </draw:text-box>
        </draw:frame>
        <draw:frame draw:style-name="gr9" draw:text-style-name="P6" draw:layer="layout" svg:width="3.55cm" svg:height="1.725cm" svg:x="15.633cm" svg:y="18.588cm">
          <draw:text-box>
            <text:p><text:span text:style-name="T2">Response</text:span></text:p>
            <text:p><text:span text:style-name="T2">Message</text:span></text:p>
          </draw:text-box>
        </draw:frame>
        <draw:frame draw:style-name="gr10" draw:text-style-name="P6" draw:layer="layout" svg:width="6.979cm" svg:height="0.988cm" svg:x="7.033cm" svg:y="10.788cm">
          <draw:text-box>
            <text:p><text:span text:style-name="T2">Message Execution</text:span></text:p>
          </draw:text-box>
        </draw:frame>
      </draw:page>
      <draw:page draw:name="page2" draw:style-name="dp1" draw:master-page-name="Default">
        <draw:frame draw:style-name="gr11" draw:text-style-name="P6" draw:layer="layout" svg:width="20.695cm" svg:height="15.728cm" svg:x="0.894cm" svg:y="1.011cm">
          <draw:text-box>
            <text:p><text:span text:style-name="T2">Request Message:</text:span></text:p>
            <text:p><text:span text:style-name="T2"/></text:p>
            <text:p><text:span text:style-name="T2"/></text:p>
            <text:p><text:span text:style-name="T2"><text:s text:c="2"/></text:span><text:span text:style-name="T2">POST /xdi/graph HTTP/1.1</text:span></text:p>
            <text:p><text:span text:style-name="T2"><text:s text:c="2"/></text:span><text:span text:style-name="T2">Accept: application/xdi+json</text:span></text:p>
            <text:p><text:span text:style-name="T2"><text:s text:c="2"/></text:span><text:span text:style-name="T2">Content-Type: application/xdi+json</text:span></text:p>
            <text:p><text:span text:style-name="T2"/></text:p>
            <text:p><text:span text:style-name="T2"><text:s text:c="2"/></text:span><text:span text:style-name="T2">{"=alice[$msg]*!:uuid:4378/$do":["$public$do"],</text:span></text:p>
            <text:p><text:span text:style-name="T2"><text:s text:c="2"/></text:span><text:span text:style-name="T2">"=alice[$msg]*!:uuid:4378/$is()":["(+acmebread)"],</text:span></text:p>
            <text:p><text:span text:style-name="T2"><text:s text:c="2"/></text:span><text:span text:style-name="T2">"=alice[$msg]*!:uuid:4378$do/$get":</text:span></text:p>
            <text:p><text:span text:style-name="T2"><text:s text:c="2"/></text:span><text:span text:style-name="T2">["+acmebread&lt;#name&gt;"]}</text:span></text:p>
            <text:p><text:span text:style-name="T2"/></text:p>
            <text:p><text:span text:style-name="T2"/></text:p>
            <text:p><text:span text:style-name="T2">Response Message:</text:span></text:p>
            <text:p><text:span text:style-name="T2"/></text:p>
            <text:p><text:span text:style-name="T2"/></text:p>
            <text:p><text:span text:style-name="T2"><text:s text:c="2"/></text:span><text:span text:style-name="T2">HTTP/1.1 200 OK</text:span></text:p>
            <text:p><text:span text:style-name="T2"><text:s text:c="2"/></text:span><text:span text:style-name="T2">Content-Type: application/xdi+json</text:span></text:p>
            <text:p><text:span text:style-name="T2"/></text:p>
            <text:p><text:span text:style-name="T2"><text:s text:c="2"/></text:span><text:span text:style-name="T2">{"+acmebread&lt;#name&gt;/&amp;":"The ACME Bread Company"}</text:span></text:p>
          </draw:text-box>
        </draw:frame>
      </draw:page>
      <draw:page draw:name="page3" draw:style-name="dp1" draw:master-page-name="Default">
        <draw:custom-shape draw:style-name="gr12" draw:text-style-name="P3" xml:id="id16" draw:id="id16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7" draw:id="id17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0.776cm" svg:y1="1.898cm" svg:x2="2.886cm" svg:y2="4.903cm" draw:start-shape="id16" draw:start-glue-point="8" draw:end-shape="id17" draw:end-glue-point="6" svg:d="M776 1898c0 2004 703 3005 2110 3005" svg:viewBox="0 0 2111 3006">
          <text:p/>
        </draw:connector>
        <draw:frame draw:style-name="gr15" draw:text-style-name="P7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4" draw:text-style-name="P5" draw:layer="layout" draw:type="curve" svg:x1="3.334cm" svg:y1="5.35cm" svg:x2="5.766cm" svg:y2="7.979cm" draw:start-shape="id17" draw:start-glue-point="8" draw:end-shape="id18" draw:end-glue-point="6" svg:d="M3334 5350c0 1753 810 2629 2432 2629" svg:viewBox="0 0 2433 2630">
          <text:p/>
        </draw:connector>
        <draw:frame draw:style-name="gr16" draw:text-style-name="P7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7" draw:text-style-name="P8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8" draw:text-style-name="P8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3" draw:text-style-name="P4" xml:id="id18" draw:id="id18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2cm" svg:y2="11.2cm" draw:start-shape="id18" draw:start-glue-point="8" draw:end-shape="id19" draw:end-glue-point="6" svg:d="M6213 8426c0 1850 829 2774 2489 2774" svg:viewBox="0 0 2490 2775">
          <text:p/>
        </draw:connector>
        <draw:frame draw:style-name="gr19" draw:text-style-name="P8" draw:layer="layout" svg:width="5.074cm" svg:height="0.988cm" svg:x="7.5cm" svg:y="9.079cm">
          <draw:text-box>
            <text:p><text:span text:style-name="T4">*!:uuid:4378</text:span></text:p>
          </draw:text-box>
        </draw:frame>
        <draw:frame draw:style-name="gr20" draw:text-style-name="P7" draw:layer="layout" svg:width="8.884cm" svg:height="0.988cm" svg:x="10.084cm" svg:y="10.668cm">
          <draw:text-box>
            <text:p><text:span text:style-name="T3">=bob[$msg]*!:uuid:4378</text:span></text:p>
          </draw:text-box>
        </draw:frame>
        <draw:custom-shape draw:style-name="gr13" draw:text-style-name="P4" xml:id="id19" draw:id="id19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0" draw:id="id20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3cm" svg:y2="14.901cm" draw:start-shape="id18" draw:start-glue-point="8" draw:end-shape="id20" draw:end-glue-point="6" svg:d="M6213 8426c0 4317 830 6475 2490 6475" svg:viewBox="0 0 2491 6476">
          <text:p/>
        </draw:connector>
        <draw:custom-shape draw:style-name="gr13" draw:text-style-name="P4" xml:id="id21" draw:id="id21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4cm" svg:y2="18.715cm" draw:start-shape="id18" draw:start-glue-point="8" draw:end-shape="id21" draw:end-glue-point="6" svg:d="M6213 8426c0 6860 830 10289 2491 10289" svg:viewBox="0 0 2492 10290">
          <text:p/>
        </draw:connector>
        <draw:frame draw:style-name="gr19" draw:text-style-name="P8" draw:layer="layout" svg:width="5.074cm" svg:height="0.988cm" svg:x="7.5cm" svg:y="12.479cm">
          <draw:text-box>
            <text:p><text:span text:style-name="T4">*!:uuid:8377</text:span></text:p>
          </draw:text-box>
        </draw:frame>
        <draw:frame draw:style-name="gr19" draw:text-style-name="P8" draw:layer="layout" svg:width="5.074cm" svg:height="0.988cm" svg:x="7.5cm" svg:y="16.279cm">
          <draw:text-box>
            <text:p><text:span text:style-name="T4">*!:uuid:3290</text:span></text:p>
          </draw:text-box>
        </draw:frame>
        <draw:frame draw:style-name="gr20" draw:text-style-name="P7" draw:layer="layout" svg:width="8.884cm" svg:height="0.988cm" svg:x="10.085cm" svg:y="14.368cm">
          <draw:text-box>
            <text:p><text:span text:style-name="T3">=bob[$msg]*!:uuid:8377</text:span></text:p>
          </draw:text-box>
        </draw:frame>
        <draw:frame draw:style-name="gr20" draw:text-style-name="P7" draw:layer="layout" svg:width="8.884cm" svg:height="0.988cm" svg:x="10.085cm" svg:y="18.268cm">
          <draw:text-box>
            <text:p><text:span text:style-name="T3">=bob[$msg]*!:uuid:3290</text:span></text:p>
          </draw:text-box>
        </draw:frame>
      </draw:page>
      <draw:page draw:name="page4" draw:style-name="dp1" draw:master-page-name="Default">
        <draw:custom-shape draw:style-name="gr12" draw:text-style-name="P3" xml:id="id22" draw:id="id22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3" draw:id="id23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0.776cm" svg:y1="1.898cm" svg:x2="2.886cm" svg:y2="4.903cm" draw:start-shape="id22" draw:start-glue-point="8" draw:end-shape="id23" draw:end-glue-point="6" svg:d="M776 1898c0 2004 703 3005 2110 3005" svg:viewBox="0 0 2111 3006">
          <text:p/>
        </draw:connector>
        <draw:frame draw:style-name="gr15" draw:text-style-name="P7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4" draw:text-style-name="P5" draw:layer="layout" draw:type="curve" svg:x1="3.334cm" svg:y1="5.35cm" svg:x2="5.766cm" svg:y2="7.979cm" draw:start-shape="id23" draw:start-glue-point="8" draw:end-shape="id24" draw:end-glue-point="6" svg:d="M3334 5350c0 1753 810 2629 2432 2629" svg:viewBox="0 0 2433 2630">
          <text:p/>
        </draw:connector>
        <draw:frame draw:style-name="gr16" draw:text-style-name="P7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7" draw:text-style-name="P8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8" draw:text-style-name="P8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3" draw:text-style-name="P4" xml:id="id24" draw:id="id24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2cm" svg:y2="11.2cm" draw:start-shape="id24" draw:start-glue-point="8" draw:end-shape="id25" draw:end-glue-point="6" svg:d="M6213 8426c0 1850 829 2774 2489 2774" svg:viewBox="0 0 2490 2775">
          <text:p/>
        </draw:connector>
        <draw:frame draw:style-name="gr21" draw:text-style-name="P8" draw:layer="layout" svg:width="3.306cm" svg:height="0.988cm" svg:x="7.6cm" svg:y="9.079cm">
          <draw:text-box>
            <text:p><text:span text:style-name="T4">@~0</text:span></text:p>
          </draw:text-box>
        </draw:frame>
        <draw:frame draw:style-name="gr22" draw:text-style-name="P7" draw:layer="layout" svg:width="5.455cm" svg:height="0.988cm" svg:x="10.084cm" svg:y="10.668cm">
          <draw:text-box>
            <text:p><text:span text:style-name="T3">=bob[$msg]@~0</text:span></text:p>
          </draw:text-box>
        </draw:frame>
        <draw:custom-shape draw:style-name="gr13" draw:text-style-name="P4" xml:id="id25" draw:id="id25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6" draw:id="id26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3cm" svg:y2="14.901cm" draw:start-shape="id24" draw:start-glue-point="8" draw:end-shape="id26" draw:end-glue-point="6" svg:d="M6213 8426c0 4317 830 6475 2490 6475" svg:viewBox="0 0 2491 6476">
          <text:p/>
        </draw:connector>
        <draw:custom-shape draw:style-name="gr13" draw:text-style-name="P4" xml:id="id27" draw:id="id27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4cm" svg:y2="18.715cm" draw:start-shape="id24" draw:start-glue-point="8" draw:end-shape="id27" draw:end-glue-point="6" svg:d="M6213 8426c0 6860 830 10289 2491 10289" svg:viewBox="0 0 2492 10290">
          <text:p/>
        </draw:connector>
        <draw:frame draw:style-name="gr21" draw:text-style-name="P8" draw:layer="layout" svg:width="3.306cm" svg:height="0.988cm" svg:x="7.6cm" svg:y="12.479cm">
          <draw:text-box>
            <text:p><text:span text:style-name="T4">@~1</text:span></text:p>
          </draw:text-box>
        </draw:frame>
        <draw:frame draw:style-name="gr21" draw:text-style-name="P8" draw:layer="layout" svg:width="3.306cm" svg:height="0.988cm" svg:x="7.6cm" svg:y="16.279cm">
          <draw:text-box>
            <text:p><text:span text:style-name="T4">@~2</text:span></text:p>
          </draw:text-box>
        </draw:frame>
        <draw:frame draw:style-name="gr22" draw:text-style-name="P7" draw:layer="layout" svg:width="5.455cm" svg:height="0.988cm" svg:x="10.085cm" svg:y="14.368cm">
          <draw:text-box>
            <text:p><text:span text:style-name="T3">=bob[$msg]@~1</text:span></text:p>
          </draw:text-box>
        </draw:frame>
        <draw:frame draw:style-name="gr22" draw:text-style-name="P7" draw:layer="layout" svg:width="5.455cm" svg:height="0.988cm" svg:x="10.085cm" svg:y="18.268cm">
          <draw:text-box>
            <text:p><text:span text:style-name="T3">=bob[$msg]@~2</text:span></text:p>
          </draw:text-box>
        </draw:frame>
      </draw:page>
      <draw:page draw:name="page5" draw:style-name="dp1" draw:master-page-name="Default">
        <draw:custom-shape draw:style-name="gr12" draw:text-style-name="P3" xml:id="id28" draw:id="id28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9" draw:id="id29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0.776cm" svg:y1="1.898cm" svg:x2="2.886cm" svg:y2="4.903cm" draw:start-shape="id28" draw:start-glue-point="8" draw:end-shape="id29" draw:end-glue-point="6" svg:d="M776 1898c0 2004 703 3005 2110 3005" svg:viewBox="0 0 2111 3006">
          <text:p/>
        </draw:connector>
        <draw:frame draw:style-name="gr15" draw:text-style-name="P7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4" draw:text-style-name="P5" draw:layer="layout" draw:type="curve" svg:x1="3.334cm" svg:y1="5.35cm" svg:x2="5.766cm" svg:y2="7.979cm" draw:start-shape="id29" draw:start-glue-point="8" draw:end-shape="id30" draw:end-glue-point="6" svg:d="M3334 5350c0 1753 810 2629 2432 2629" svg:viewBox="0 0 2433 2630">
          <text:p/>
        </draw:connector>
        <draw:frame draw:style-name="gr16" draw:text-style-name="P7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7" draw:text-style-name="P8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8" draw:text-style-name="P8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3" draw:text-style-name="P4" xml:id="id30" draw:id="id30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2cm" svg:y2="11.2cm" draw:start-shape="id30" draw:start-glue-point="8" draw:end-shape="id31" draw:end-glue-point="6" svg:d="M6213 8426c0 1850 829 2774 2489 2774" svg:viewBox="0 0 2490 2775">
          <text:p/>
        </draw:connector>
        <draw:frame draw:style-name="gr19" draw:text-style-name="P8" draw:layer="layout" svg:width="5.074cm" svg:height="0.988cm" svg:x="6.9cm" svg:y="9.079cm">
          <draw:text-box>
            <text:p><text:span text:style-name="T4">*!:uuid:4378</text:span></text:p>
          </draw:text-box>
        </draw:frame>
        <draw:frame draw:style-name="gr20" draw:text-style-name="P7" draw:layer="layout" svg:width="8.884cm" svg:height="0.988cm" svg:x="10.084cm" svg:y="10.668cm">
          <draw:text-box>
            <text:p><text:span text:style-name="T3">=bob[$msg]*!:uuid:4378</text:span></text:p>
          </draw:text-box>
        </draw:frame>
        <draw:custom-shape draw:style-name="gr13" draw:text-style-name="P4" xml:id="id31" draw:id="id31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32" draw:id="id32" draw:layer="layout" svg:width="0.895cm" svg:height="0.894cm" svg:x="2.886cm" svg:y="16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3.55cm" svg:height="0.988cm" svg:x="4.322cm" svg:y="16.336cm">
          <draw:text-box>
            <text:p><text:span text:style-name="T3">(=alice)</text:span></text:p>
          </draw:text-box>
        </draw:frame>
        <draw:connector draw:style-name="gr14" draw:text-style-name="P5" draw:layer="layout" draw:type="curve" svg:x1="0.776cm" svg:y1="1.898cm" svg:x2="2.886cm" svg:y2="16.804cm" draw:start-shape="id28" draw:start-glue-point="8" draw:end-shape="id32" draw:end-glue-point="6" svg:d="M776 1898c0 9938 703 14906 2110 14906" svg:viewBox="0 0 2111 14907">
          <text:p/>
        </draw:connector>
        <draw:frame draw:style-name="gr25" draw:text-style-name="P8" draw:layer="layout" svg:width="3.55cm" svg:height="0.988cm" svg:x="1.696cm" svg:y="10.467cm">
          <draw:text-box>
            <text:p><text:span text:style-name="T4">(=alice)</text:span></text:p>
          </draw:text-box>
        </draw:frame>
        <draw:connector draw:style-name="gr26" draw:text-style-name="P5" draw:layer="layout" draw:type="curve" svg:x1="9.15cm" svg:y1="11.647cm" svg:x2="3.334cm" svg:y2="16.357cm" draw:start-shape="id31" draw:start-glue-point="8" draw:end-shape="id32" draw:end-glue-point="4" svg:d="M9150 11647c0 3532-5816 1178-5816 4710" svg:viewBox="0 0 5817 4711">
          <text:p/>
        </draw:connector>
        <draw:frame draw:style-name="gr27" draw:text-style-name="P7" draw:layer="layout" svg:width="2.407cm" svg:height="0.988cm" svg:x="4.318cm" svg:y="12.601cm">
          <draw:text-box>
            <text:p><text:span text:style-name="T3">$is()</text:span></text:p>
          </draw:text-box>
        </draw:frame>
      </draw:page>
      <draw:page draw:name="page6" draw:style-name="dp1" draw:master-page-name="Default">
        <draw:custom-shape draw:style-name="gr12" draw:text-style-name="P3" xml:id="id33" draw:id="id33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34" draw:id="id34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0.776cm" svg:y1="1.898cm" svg:x2="2.886cm" svg:y2="4.903cm" draw:start-shape="id33" draw:start-glue-point="8" draw:end-shape="id34" draw:end-glue-point="6" svg:d="M776 1898c0 2004 703 3005 2110 3005" svg:viewBox="0 0 2111 3006">
          <text:p/>
        </draw:connector>
        <draw:frame draw:style-name="gr15" draw:text-style-name="P7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4" draw:text-style-name="P5" draw:layer="layout" draw:type="curve" svg:x1="3.334cm" svg:y1="5.35cm" svg:x2="5.766cm" svg:y2="7.979cm" draw:start-shape="id34" draw:start-glue-point="8" draw:end-shape="id35" draw:end-glue-point="6" svg:d="M3334 5350c0 1753 810 2629 2432 2629" svg:viewBox="0 0 2433 2630">
          <text:p/>
        </draw:connector>
        <draw:frame draw:style-name="gr16" draw:text-style-name="P7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7" draw:text-style-name="P8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8" draw:text-style-name="P8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3" draw:text-style-name="P4" xml:id="id35" draw:id="id35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2cm" svg:y2="11.2cm" draw:start-shape="id35" draw:start-glue-point="8" draw:end-shape="id36" draw:end-glue-point="6" svg:d="M6213 8426c0 1850 829 2774 2489 2774" svg:viewBox="0 0 2490 2775">
          <text:p/>
        </draw:connector>
        <draw:frame draw:style-name="gr19" draw:text-style-name="P8" draw:layer="layout" svg:width="5.074cm" svg:height="0.988cm" svg:x="6.9cm" svg:y="9.079cm">
          <draw:text-box>
            <text:p><text:span text:style-name="T4">*!:uuid:4378</text:span></text:p>
          </draw:text-box>
        </draw:frame>
        <draw:frame draw:style-name="gr20" draw:text-style-name="P7" draw:layer="layout" svg:width="8.884cm" svg:height="0.988cm" svg:x="10.084cm" svg:y="10.668cm">
          <draw:text-box>
            <text:p><text:span text:style-name="T3">=bob[$msg]*!:uuid:4378</text:span></text:p>
          </draw:text-box>
        </draw:frame>
        <draw:custom-shape draw:style-name="gr13" draw:text-style-name="P4" xml:id="id36" draw:id="id36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37" draw:id="id37" draw:layer="layout" svg:width="0.895cm" svg:height="0.894cm" svg:x="5.765cm" svg:y="14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2.788cm" svg:height="0.988cm" svg:x="5.413cm" svg:y="13.335cm">
          <draw:text-box>
            <text:p><text:span text:style-name="T3">=alice</text:span></text:p>
          </draw:text-box>
        </draw:frame>
        <draw:connector draw:style-name="gr14" draw:text-style-name="P5" draw:layer="layout" draw:type="curve" svg:x1="0.776cm" svg:y1="1.898cm" svg:x2="5.765cm" svg:y2="15.179cm" draw:start-shape="id33" draw:start-glue-point="8" draw:end-shape="id37" draw:end-glue-point="6" svg:d="M776 1898c0 8854 1663 13281 4989 13281" svg:viewBox="0 0 4990 13282">
          <text:p/>
        </draw:connector>
        <draw:frame draw:style-name="gr17" draw:text-style-name="P8" draw:layer="layout" svg:width="2.788cm" svg:height="0.988cm" svg:x="2.413cm" svg:y="11.176cm">
          <draw:text-box>
            <text:p><text:span text:style-name="T4">=alice</text:span></text:p>
          </draw:text-box>
        </draw:frame>
        <draw:connector draw:style-name="gr26" draw:text-style-name="P5" draw:layer="layout" draw:type="curve" svg:x1="9.15cm" svg:y1="11.647cm" svg:x2="9.078cm" svg:y2="22.9cm" draw:start-shape="id36" draw:start-glue-point="8" draw:end-shape="id38" draw:end-glue-point="4" svg:d="M9150 11647c0 8439-72 2813-72 11253" svg:viewBox="0 0 73 11254">
          <text:p/>
        </draw:connector>
        <draw:frame draw:style-name="gr29" draw:text-style-name="P7" draw:layer="layout" svg:width="3.931cm" svg:height="0.988cm" svg:x="9.658cm" svg:y="16.256cm">
          <draw:text-box>
            <text:p><text:span text:style-name="T3">$contract</text:span></text:p>
          </draw:text-box>
        </draw:frame>
        <draw:connector draw:style-name="gr14" draw:text-style-name="P5" draw:layer="layout" draw:type="curve" svg:x1="0.776cm" svg:y1="1.898cm" svg:x2="5.766cm" svg:y2="20.086cm" draw:start-shape="id33" draw:start-glue-point="8" draw:end-shape="id39" draw:end-glue-point="6" svg:d="M776 1898c0 12126 1663 18188 4990 18188" svg:viewBox="0 0 4991 18189">
          <text:p/>
        </draw:connector>
        <draw:frame draw:style-name="gr22" draw:text-style-name="P7" draw:layer="layout" svg:width="5.455cm" svg:height="0.988cm" svg:x="0.641cm" svg:y="20.729cm">
          <draw:text-box>
            <text:p><text:span text:style-name="T3">(=alice/=bob)</text:span></text:p>
          </draw:text-box>
        </draw:frame>
        <draw:custom-shape draw:style-name="gr12" draw:text-style-name="P3" xml:id="id39" draw:id="id39" draw:layer="layout" svg:width="0.894cm" svg:height="0.894cm" svg:x="5.766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curve" svg:x1="6.213cm" svg:y1="15.626cm" svg:x2="6.213cm" svg:y2="19.639cm" draw:start-shape="id37" draw:start-glue-point="8" draw:end-shape="id39" draw:end-glue-point="4" svg:d="M6213 15626v4013" svg:viewBox="0 0 1 4014">
          <text:p/>
        </draw:connector>
        <draw:frame draw:style-name="gr15" draw:text-style-name="P7" draw:layer="layout" svg:width="2.026cm" svg:height="0.988cm" svg:x="6.477cm" svg:y="16.637cm">
          <draw:text-box>
            <text:p><text:span text:style-name="T3">=bob</text:span></text:p>
          </draw:text-box>
        </draw:frame>
        <draw:connector draw:style-name="gr14" draw:text-style-name="P5" draw:layer="layout" draw:type="curve" svg:x1="6.213cm" svg:y1="20.533cm" svg:x2="8.63cm" svg:y2="23.348cm" draw:start-shape="id39" draw:start-glue-point="8" draw:end-shape="id38" draw:end-glue-point="6" svg:d="M6213 20533c0 1877 805 2815 2417 2815" svg:viewBox="0 0 2418 2816">
          <text:p/>
        </draw:connector>
        <draw:custom-shape draw:style-name="gr13" draw:text-style-name="P4" xml:id="id38" draw:id="id38" draw:layer="layout" svg:width="0.895cm" svg:height="0.895cm" svg:x="8.63cm" svg:y="2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8.884cm" svg:height="0.988cm" svg:x="10.033cm" svg:y="22.888cm">
          <draw:text-box>
            <text:p><text:span text:style-name="T3">(=alice/=bob)$contract</text:span></text:p>
          </draw:text-box>
        </draw:frame>
        <draw:frame draw:style-name="gr18" draw:text-style-name="P8" draw:layer="layout" svg:width="3.931cm" svg:height="0.988cm" svg:x="2.594cm" svg:y="22.86cm">
          <draw:text-box>
            <text:p><text:span text:style-name="T4">$contract</text:span></text:p>
          </draw:text-box>
        </draw:frame>
      </draw:page>
      <draw:page draw:name="page7" draw:style-name="dp1" draw:master-page-name="Default">
        <draw:custom-shape draw:style-name="gr12" draw:text-style-name="P3" xml:id="id40" draw:id="id40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41" draw:id="id41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0.776cm" svg:y1="1.898cm" svg:x2="2.886cm" svg:y2="4.903cm" draw:start-shape="id40" draw:start-glue-point="8" draw:end-shape="id41" draw:end-glue-point="6" svg:d="M776 1898c0 2004 703 3005 2110 3005" svg:viewBox="0 0 2111 3006">
          <text:p/>
        </draw:connector>
        <draw:frame draw:style-name="gr15" draw:text-style-name="P7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4" draw:text-style-name="P5" draw:layer="layout" draw:type="curve" svg:x1="3.334cm" svg:y1="5.35cm" svg:x2="5.766cm" svg:y2="7.979cm" draw:start-shape="id41" draw:start-glue-point="8" draw:end-shape="id42" draw:end-glue-point="6" svg:d="M3334 5350c0 1753 810 2629 2432 2629" svg:viewBox="0 0 2433 2630">
          <text:p/>
        </draw:connector>
        <draw:frame draw:style-name="gr16" draw:text-style-name="P7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7" draw:text-style-name="P8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8" draw:text-style-name="P8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3" draw:text-style-name="P4" xml:id="id42" draw:id="id42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6.213cm" svg:y1="8.426cm" svg:x2="8.702cm" svg:y2="11.2cm" draw:start-shape="id42" draw:start-glue-point="8" draw:end-shape="id43" draw:end-glue-point="6" svg:d="M6213 8426c0 1850 829 2774 2489 2774" svg:viewBox="0 0 2490 2775">
          <text:p/>
        </draw:connector>
        <draw:frame draw:style-name="gr19" draw:text-style-name="P8" draw:layer="layout" svg:width="5.074cm" svg:height="0.988cm" svg:x="6.9cm" svg:y="9.079cm">
          <draw:text-box>
            <text:p><text:span text:style-name="T4">*!:uuid:4378</text:span></text:p>
          </draw:text-box>
        </draw:frame>
        <draw:frame draw:style-name="gr20" draw:text-style-name="P7" draw:layer="layout" svg:width="8.884cm" svg:height="0.988cm" svg:x="10.084cm" svg:y="10.668cm">
          <draw:text-box>
            <text:p><text:span text:style-name="T3">=bob[$msg]*!:uuid:4378</text:span></text:p>
          </draw:text-box>
        </draw:frame>
        <draw:custom-shape draw:style-name="gr13" draw:text-style-name="P4" xml:id="id43" draw:id="id43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9.15cm" svg:y1="11.647cm" svg:x2="11.462cm" svg:y2="14.392cm" draw:start-shape="id43" draw:start-glue-point="8" draw:end-shape="id44" draw:end-glue-point="5" svg:d="M9150 11647c0 1830 770 2745 2312 2745" svg:viewBox="0 0 2313 2746">
          <text:p/>
        </draw:connector>
        <draw:frame draw:style-name="gr31" draw:text-style-name="P8" draw:layer="layout" svg:width="3.931cm" svg:height="0.988cm" svg:x="9.649cm" svg:y="12.282cm">
          <draw:text-box>
            <text:p><text:span text:style-name="T4">&lt;$secret&gt;</text:span></text:p>
          </draw:text-box>
        </draw:frame>
        <draw:frame draw:style-name="gr32" draw:text-style-name="P7" draw:layer="layout" svg:width="12.313cm" svg:height="0.988cm" svg:x="-0.275cm" svg:y="14.859cm">
          <draw:text-box>
            <text:p><text:span text:style-name="T3">=bob[$msg]*!:uuid:4378&lt;$secret&gt;</text:span></text:p>
          </draw:text-box>
        </draw:frame>
        <draw:custom-shape draw:style-name="gr13" draw:text-style-name="P4" xml:id="id44" draw:id="id44" draw:layer="layout" svg:width="0.889cm" svg:height="0.889cm" svg:x="11.462cm" svg:y="13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5" draw:layer="layout" draw:type="curve" svg:x1="11.906cm" svg:y1="14.837cm" svg:x2="14.383cm" svg:y2="17.622cm" draw:start-shape="id44" draw:start-glue-point="6" draw:end-shape="id45" draw:end-glue-point="5" svg:d="M11906 14837c0 1857 825 2785 2477 2785" svg:viewBox="0 0 2478 2786">
          <text:p/>
        </draw:connector>
        <draw:frame draw:style-name="gr25" draw:text-style-name="P8" draw:layer="layout" svg:width="3.55cm" svg:height="0.988cm" svg:x="12.57cm" svg:y="15.512cm">
          <draw:text-box>
            <text:p><text:span text:style-name="T4">&lt;$token&gt;</text:span></text:p>
          </draw:text-box>
        </draw:frame>
        <draw:frame draw:style-name="gr33" draw:text-style-name="P7" draw:layer="layout" svg:width="15.361cm" svg:height="0.988cm" svg:x="-0.346cm" svg:y="18.101cm">
          <draw:text-box>
            <text:p><text:span text:style-name="T3">=bob[$msg]*!:uuid:4378&lt;$secret&gt;&lt;$token&gt;</text:span></text:p>
          </draw:text-box>
        </draw:frame>
        <draw:custom-shape draw:style-name="gr13" draw:text-style-name="P4" xml:id="id45" draw:id="id45" draw:layer="layout" svg:width="0.889cm" svg:height="0.889cm" svg:x="14.383cm" svg:y="17.1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5" draw:layer="layout" draw:type="curve" svg:x1="14.827cm" svg:y1="18.067cm" svg:x2="17.241cm" svg:y2="20.718cm" draw:start-shape="id45" draw:start-glue-point="6" draw:end-shape="id46" draw:end-glue-point="3" svg:d="M14827 18067c0 1768 804 2651 2414 2651" svg:viewBox="0 0 2415 2652">
          <text:p/>
        </draw:connector>
        <draw:frame draw:style-name="gr21" draw:text-style-name="P8" draw:layer="layout" svg:width="3.306cm" svg:height="0.988cm" svg:x="15.396cm" svg:y="18.881cm">
          <draw:text-box>
            <text:p><text:span text:style-name="T4">&amp;</text:span></text:p>
          </draw:text-box>
        </draw:frame>
        <draw:frame draw:style-name="gr35" draw:text-style-name="P7" draw:layer="layout" svg:width="4.379cm" svg:height="0.988cm" svg:x="15.145cm" svg:y="21.618cm">
          <draw:text-box>
            <text:p><text:span text:style-name="T3">"s3cr3t"</text:span></text:p>
          </draw:text-box>
        </draw:frame>
        <draw:custom-shape draw:style-name="gr12" draw:text-style-name="P3" xml:id="id46" draw:id="id46" draw:layer="layout" svg:width="0.889cm" svg:height="0.889cm" svg:x="17.241cm" svg:y="20.2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g>
          <draw:g>
            <draw:custom-shape draw:style-name="gr3" draw:text-style-name="P3" xml:id="id47" draw:id="id47" draw:layer="layout" svg:width="0.407cm" svg:height="0.346cm" svg:x="16.564cm" svg:y="6.3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xml:id="id48" draw:id="id48" draw:layer="layout" svg:width="0.407cm" svg:height="0.346cm" svg:x="17.73cm" svg:y="7.7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5" draw:layer="layout" draw:type="curve" svg:x1="16.768cm" svg:y1="6.727cm" svg:x2="17.73cm" svg:y2="7.89cm" draw:start-shape="id47" draw:start-glue-point="8" draw:end-shape="id48" draw:end-glue-point="6" svg:d="M16768 6727c0 776 320 1163 962 1163" svg:viewBox="0 0 963 1164">
              <text:p/>
            </draw:connector>
            <draw:custom-shape draw:style-name="gr4" draw:text-style-name="P4" xml:id="id49" draw:id="id49" draw:layer="layout" svg:width="0.407cm" svg:height="0.346cm" svg:x="17.73cm" svg:y="10.0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5" draw:layer="layout" draw:type="curve" svg:x1="16.768cm" svg:y1="6.727cm" svg:x2="17.73cm" svg:y2="10.221cm" draw:start-shape="id47" draw:start-glue-point="8" draw:end-shape="id49" draw:end-glue-point="6" svg:d="M16768 6727c0 2330 320 3494 962 3494" svg:viewBox="0 0 963 3495">
              <text:p/>
            </draw:connector>
            <draw:connector draw:style-name="gr36" draw:text-style-name="P5" draw:layer="layout" draw:type="curve" svg:x1="17.934cm" svg:y1="8.063cm" svg:x2="19.013cm" svg:y2="9.097cm" draw:start-shape="id48" draw:start-glue-point="8" draw:end-shape="id50" draw:end-glue-point="5" svg:d="M17934 8063c0 690 359 1034 1079 1034" svg:viewBox="0 0 1080 1035">
              <text:p/>
            </draw:connector>
            <draw:connector draw:style-name="gr36" draw:text-style-name="P5" draw:layer="layout" draw:type="curve" svg:x1="19.217cm" svg:y1="9.27cm" svg:x2="20.032cm" svg:y2="10.298cm" draw:start-shape="id50" draw:start-glue-point="6" draw:end-shape="id51" draw:end-glue-point="5" svg:d="M19217 9270c0 686 271 1028 815 1028" svg:viewBox="0 0 816 1029">
              <text:p/>
            </draw:connector>
            <draw:connector draw:style-name="gr6" draw:text-style-name="P5" draw:layer="layout" draw:type="curve" svg:x1="17.934cm" svg:y1="8.063cm" svg:x2="17.934cm" svg:y2="10.048cm" draw:start-shape="id48" draw:start-glue-point="8" draw:end-shape="id49" draw:end-glue-point="4" svg:d="M17934 8063v1985" svg:viewBox="0 0 1 1986">
              <text:p/>
            </draw:connector>
            <draw:custom-shape draw:style-name="gr37" draw:text-style-name="P10" xml:id="id50" draw:id="id50" draw:layer="layout" svg:width="0.408cm" svg:height="0.346cm" svg:x="19.013cm" svg:y="8.9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8" draw:text-style-name="P3" xml:id="id51" draw:id="id51" draw:layer="layout" svg:width="0.288cm" svg:height="0.232cm" svg:x="20.032cm" svg:y="10.18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5" draw:layer="layout" svg:x1="7.928cm" svg:y1="8.455cm" svg:x2="15.548cm" svg:y2="8.455cm">
            <text:p/>
          </draw:line>
          <draw:frame draw:style-name="gr15" draw:text-style-name="P7" draw:layer="layout" svg:width="2.026cm" svg:height="0.988cm" svg:x="1.203cm" svg:y="7.961cm">
            <draw:text-box>
              <text:p><text:span text:style-name="T3">$set</text:span></text:p>
            </draw:text-box>
          </draw:frame>
          <draw:g>
            <draw:custom-shape draw:style-name="gr39" draw:text-style-name="P3" xml:id="id52" draw:id="id52" draw:layer="layout" svg:width="0.407cm" svg:height="0.346cm" svg:x="3.695cm" svg:y="7.0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5" draw:layer="layout" draw:type="curve" svg:x1="3.899cm" svg:y1="7.395cm" svg:x2="4.978cm" svg:y2="8.429cm" draw:start-shape="id52" draw:start-glue-point="8" draw:end-shape="id53" draw:end-glue-point="5" svg:d="M3899 7395c0 690 359 1034 1079 1034" svg:viewBox="0 0 1080 1035">
              <text:p/>
            </draw:connector>
            <draw:connector draw:style-name="gr5" draw:text-style-name="P5" draw:layer="layout" draw:type="curve" svg:x1="5.182cm" svg:y1="8.602cm" svg:x2="5.997cm" svg:y2="9.688cm" draw:start-shape="id53" draw:start-glue-point="6" draw:end-shape="id54" draw:end-glue-point="5" svg:d="M5182 8602c0 724 271 1086 815 1086" svg:viewBox="0 0 816 1087">
              <text:p/>
            </draw:connector>
            <draw:custom-shape draw:style-name="gr4" draw:text-style-name="P4" xml:id="id53" draw:id="id53" draw:layer="layout" svg:width="0.408cm" svg:height="0.346cm" svg:x="4.978cm" svg:y="8.2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3" xml:id="id54" draw:id="id54" draw:layer="layout" svg:width="0.407cm" svg:height="0.348cm" svg:x="5.997cm" svg:y="9.51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3" draw:text-style-name="P3" xml:id="id55" draw:id="id55" draw:layer="layout" svg:width="0.407cm" svg:height="0.346cm" svg:x="9.587cm" svg:y="1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56" draw:id="id56" draw:layer="layout" svg:width="0.407cm" svg:height="0.346cm" svg:x="10.753cm" svg:y="2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9.791cm" svg:y1="1.424cm" svg:x2="10.753cm" svg:y2="2.587cm" draw:start-shape="id55" draw:start-glue-point="8" draw:end-shape="id56" draw:end-glue-point="6" svg:d="M9791 1424c0 776 320 1163 962 1163" svg:viewBox="0 0 963 1164">
            <text:p/>
          </draw:connector>
          <draw:custom-shape draw:style-name="gr4" draw:text-style-name="P4" xml:id="id57" draw:id="id57" draw:layer="layout" svg:width="0.407cm" svg:height="0.346cm" svg:x="10.753cm" svg:y="4.7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9.791cm" svg:y1="1.424cm" svg:x2="10.753cm" svg:y2="4.918cm" draw:start-shape="id55" draw:start-glue-point="8" draw:end-shape="id57" draw:end-glue-point="6" svg:d="M9791 1424c0 2330 320 3494 962 3494" svg:viewBox="0 0 963 3495">
            <text:p/>
          </draw:connector>
          <draw:connector draw:style-name="gr6" draw:text-style-name="P5" draw:layer="layout" draw:type="curve" svg:x1="10.957cm" svg:y1="2.76cm" svg:x2="10.957cm" svg:y2="4.745cm" draw:start-shape="id56" draw:start-glue-point="8" draw:end-shape="id57" draw:end-glue-point="4" svg:d="M10957 2760v1985" svg:viewBox="0 0 1 1986">
            <text:p/>
          </draw:connector>
        </draw:g>
        <draw:g>
          <draw:custom-shape draw:style-name="gr3" draw:text-style-name="P3" xml:id="id58" draw:id="id58" draw:layer="layout" svg:width="0.407cm" svg:height="0.346cm" svg:x="9.587cm" svg:y="1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59" draw:id="id59" draw:layer="layout" svg:width="0.407cm" svg:height="0.346cm" svg:x="10.753cm" svg:y="13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9.791cm" svg:y1="12.166cm" svg:x2="10.753cm" svg:y2="13.329cm" draw:start-shape="id58" draw:start-glue-point="8" draw:end-shape="id59" draw:end-glue-point="6" svg:d="M9791 12166c0 776 320 1163 962 1163" svg:viewBox="0 0 963 1164">
            <text:p/>
          </draw:connector>
          <draw:custom-shape draw:style-name="gr4" draw:text-style-name="P4" xml:id="id60" draw:id="id60" draw:layer="layout" svg:width="0.407cm" svg:height="0.346cm" svg:x="10.753cm" svg:y="15.4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9.791cm" svg:y1="12.166cm" svg:x2="10.753cm" svg:y2="15.66cm" draw:start-shape="id58" draw:start-glue-point="8" draw:end-shape="id60" draw:end-glue-point="6" svg:d="M9791 12166c0 2330 320 3494 962 3494" svg:viewBox="0 0 963 3495">
            <text:p/>
          </draw:connector>
          <draw:connector draw:style-name="gr5" draw:text-style-name="P5" draw:layer="layout" draw:type="curve" svg:x1="10.957cm" svg:y1="13.502cm" svg:x2="12.036cm" svg:y2="14.536cm" draw:start-shape="id59" draw:start-glue-point="8" draw:end-shape="id61" draw:end-glue-point="5" svg:d="M10957 13502c0 690 359 1034 1079 1034" svg:viewBox="0 0 1080 1035">
            <text:p/>
          </draw:connector>
          <draw:connector draw:style-name="gr5" draw:text-style-name="P5" draw:layer="layout" draw:type="curve" svg:x1="12.24cm" svg:y1="14.709cm" svg:x2="13.055cm" svg:y2="15.795cm" draw:start-shape="id61" draw:start-glue-point="6" draw:end-shape="id62" draw:end-glue-point="5" svg:d="M12240 14709c0 724 271 1086 815 1086" svg:viewBox="0 0 816 1087">
            <text:p/>
          </draw:connector>
          <draw:connector draw:style-name="gr6" draw:text-style-name="P5" draw:layer="layout" draw:type="curve" svg:x1="10.957cm" svg:y1="13.502cm" svg:x2="10.957cm" svg:y2="15.487cm" draw:start-shape="id59" draw:start-glue-point="8" draw:end-shape="id60" draw:end-glue-point="4" svg:d="M10957 13502v1985" svg:viewBox="0 0 1 1986">
            <text:p/>
          </draw:connector>
          <draw:custom-shape draw:style-name="gr4" draw:text-style-name="P4" xml:id="id61" draw:id="id61" draw:layer="layout" svg:width="0.408cm" svg:height="0.346cm" svg:x="12.036cm" svg:y="14.36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62" draw:id="id62" draw:layer="layout" svg:width="0.407cm" svg:height="0.348cm" svg:x="13.055cm" svg:y="15.62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custom-shape draw:style-name="gr3" draw:text-style-name="P3" xml:id="id63" draw:id="id63" draw:layer="layout" svg:width="0.407cm" svg:height="0.346cm" svg:x="16.564cm" svg:y="17.2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xml:id="id64" draw:id="id64" draw:layer="layout" svg:width="0.407cm" svg:height="0.346cm" svg:x="17.73cm" svg:y="18.5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5" draw:layer="layout" draw:type="curve" svg:x1="16.768cm" svg:y1="17.604cm" svg:x2="17.73cm" svg:y2="18.767cm" draw:start-shape="id63" draw:start-glue-point="8" draw:end-shape="id64" draw:end-glue-point="6" svg:d="M16768 17604c0 776 320 1163 962 1163" svg:viewBox="0 0 963 1164">
              <text:p/>
            </draw:connector>
            <draw:custom-shape draw:style-name="gr40" draw:text-style-name="P11" xml:id="id65" draw:id="id65" draw:layer="layout" svg:width="0.407cm" svg:height="0.346cm" svg:x="17.73cm" svg:y="20.9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1" draw:text-style-name="P5" draw:layer="layout" draw:type="curve" svg:x1="16.768cm" svg:y1="17.604cm" svg:x2="17.73cm" svg:y2="21.098cm" draw:start-shape="id63" draw:start-glue-point="8" draw:end-shape="id65" draw:end-glue-point="6" svg:d="M16768 17604c0 2330 320 3494 962 3494" svg:viewBox="0 0 963 3495">
              <text:p/>
            </draw:connector>
            <draw:connector draw:style-name="gr42" draw:text-style-name="P5" draw:layer="layout" draw:type="curve" svg:x1="17.934cm" svg:y1="18.94cm" svg:x2="19.013cm" svg:y2="19.974cm" draw:start-shape="id64" draw:start-glue-point="8" draw:end-shape="id66" draw:end-glue-point="5" svg:d="M17934 18940c0 690 359 1034 1079 1034" svg:viewBox="0 0 1080 1035">
              <text:p/>
            </draw:connector>
            <draw:connector draw:style-name="gr42" draw:text-style-name="P5" draw:layer="layout" draw:type="curve" svg:x1="19.217cm" svg:y1="20.147cm" svg:x2="20.032cm" svg:y2="21.233cm" draw:start-shape="id66" draw:start-glue-point="6" draw:end-shape="id67" draw:end-glue-point="5" svg:d="M19217 20147c0 724 271 1086 815 1086" svg:viewBox="0 0 816 1087">
              <text:p/>
            </draw:connector>
            <draw:connector draw:style-name="gr43" draw:text-style-name="P5" draw:layer="layout" draw:type="curve" svg:x1="17.934cm" svg:y1="18.94cm" svg:x2="17.934cm" svg:y2="20.925cm" draw:start-shape="id64" draw:start-glue-point="8" draw:end-shape="id65" draw:end-glue-point="4" svg:d="M17934 18940v1985" svg:viewBox="0 0 1 1986">
              <text:p/>
            </draw:connector>
            <draw:custom-shape draw:style-name="gr4" draw:text-style-name="P4" xml:id="id66" draw:id="id66" draw:layer="layout" svg:width="0.408cm" svg:height="0.346cm" svg:x="19.013cm" svg:y="19.80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3" xml:id="id67" draw:id="id67" draw:layer="layout" svg:width="0.407cm" svg:height="0.348cm" svg:x="20.032cm" svg:y="21.059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5" draw:layer="layout" svg:x1="7.928cm" svg:y1="19.332cm" svg:x2="15.548cm" svg:y2="19.332cm">
            <text:p/>
          </draw:line>
          <draw:frame draw:style-name="gr15" draw:text-style-name="P7" draw:layer="layout" svg:width="2.026cm" svg:height="0.988cm" svg:x="1.203cm" svg:y="18.838cm">
            <draw:text-box>
              <text:p><text:span text:style-name="T3">$del</text:span></text:p>
            </draw:text-box>
          </draw:frame>
          <draw:g>
            <draw:custom-shape draw:style-name="gr39" draw:text-style-name="P3" xml:id="id68" draw:id="id68" draw:layer="layout" svg:width="0.407cm" svg:height="0.346cm" svg:x="4.037cm" svg:y="17.3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xml:id="id69" draw:id="id69" draw:layer="layout" svg:width="0.407cm" svg:height="0.346cm" svg:x="5.203cm" svg:y="20.9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5" draw:layer="layout" draw:type="curve" svg:x1="4.241cm" svg:y1="17.672cm" svg:x2="5.203cm" svg:y2="21.166cm" draw:start-shape="id68" draw:start-glue-point="8" draw:end-shape="id69" draw:end-glue-point="6" svg:d="M4241 17672c0 2330 320 3494 962 3494" svg:viewBox="0 0 963 3495">
              <text:p/>
            </draw:connector>
          </draw:g>
        </draw:g>
        <draw:g>
          <draw:custom-shape draw:style-name="gr3" draw:text-style-name="P3" xml:id="id70" draw:id="id70" draw:layer="layout" svg:width="0.407cm" svg:height="0.346cm" svg:x="9.587cm" svg:y="22.5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71" draw:id="id71" draw:layer="layout" svg:width="0.407cm" svg:height="0.346cm" svg:x="10.753cm" svg:y="23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curve" svg:x1="9.791cm" svg:y1="22.944cm" svg:x2="10.753cm" svg:y2="24.107cm" draw:start-shape="id70" draw:start-glue-point="8" draw:end-shape="id71" draw:end-glue-point="6" svg:d="M9791 22944c0 776 320 1163 962 1163" svg:viewBox="0 0 963 1164">
            <text:p/>
          </draw:connector>
          <draw:connector draw:style-name="gr42" draw:text-style-name="P5" draw:layer="layout" draw:type="curve" svg:x1="10.957cm" svg:y1="24.28cm" svg:x2="12.036cm" svg:y2="25.314cm" draw:start-shape="id71" draw:start-glue-point="8" draw:end-shape="id72" draw:end-glue-point="5" svg:d="M10957 24280c0 690 359 1034 1079 1034" svg:viewBox="0 0 1080 1035">
            <text:p/>
          </draw:connector>
          <draw:connector draw:style-name="gr42" draw:text-style-name="P5" draw:layer="layout" draw:type="curve" svg:x1="12.24cm" svg:y1="25.487cm" svg:x2="13.055cm" svg:y2="26.573cm" draw:start-shape="id72" draw:start-glue-point="6" draw:end-shape="id73" draw:end-glue-point="5" svg:d="M12240 25487c0 724 271 1086 815 1086" svg:viewBox="0 0 816 1087">
            <text:p/>
          </draw:connector>
          <draw:custom-shape draw:style-name="gr4" draw:text-style-name="P4" xml:id="id72" draw:id="id72" draw:layer="layout" svg:width="0.408cm" svg:height="0.346cm" svg:x="12.036cm" svg:y="25.14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73" draw:id="id73" draw:layer="layout" svg:width="0.407cm" svg:height="0.348cm" svg:x="13.055cm" svg:y="26.3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44" draw:text-style-name="P5" draw:layer="layout" svg:x1="1.016cm" svg:y1="5.735cm" svg:x2="20.574cm" svg:y2="5.735cm">
          <text:p/>
        </draw:line>
        <draw:line draw:style-name="gr44" draw:text-style-name="P5" draw:layer="layout" svg:x1="1.016cm" svg:y1="11.174cm" svg:x2="20.574cm" svg:y2="11.174cm">
          <text:p/>
        </draw:line>
        <draw:line draw:style-name="gr44" draw:text-style-name="P5" draw:layer="layout" svg:x1="1.016cm" svg:y1="22.052cm" svg:x2="20.574cm" svg:y2="22.052cm">
          <text:p/>
        </draw:line>
        <draw:line draw:style-name="gr44" draw:text-style-name="P5" draw:layer="layout" svg:x1="1.016cm" svg:y1="16.613cm" svg:x2="20.574cm" svg:y2="16.613cm">
          <text:p/>
        </draw:line>
      </draw:page>
      <draw:page draw:name="page9" draw:style-name="dp1" draw:master-page-name="Default">
        <draw:custom-shape draw:style-name="gr12" draw:text-style-name="P3" xml:id="id74" draw:id="id74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75" draw:id="id75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74" draw:start-glue-point="8" draw:end-shape="id75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8" draw:text-style-name="P7" draw:layer="layout" svg:width="2.788cm" svg:height="0.988cm" svg:x="6.709cm" svg:y="6.174cm">
          <draw:text-box>
            <text:p><text:span text:style-name="T3">=alice</text:span></text:p>
          </draw:text-box>
        </draw:frame>
        <draw:connector draw:style-name="gr45" draw:text-style-name="P5" draw:layer="layout" draw:type="curve" svg:x1="5.306cm" svg:y1="7.19cm" svg:x2="8.672cm" svg:y2="10.983cm" draw:start-shape="id75" draw:start-glue-point="8" draw:end-shape="id76" draw:end-glue-point="5" svg:d="M5306 7190c0 2529 1122 3793 3366 3793" svg:viewBox="0 0 3367 3794">
          <text:p/>
        </draw:connector>
        <draw:frame draw:style-name="gr25" draw:text-style-name="P8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46" draw:text-style-name="P7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ustom-shape draw:style-name="gr47" draw:text-style-name="P10" xml:id="id76" draw:id="id76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xml:id="id77" draw:id="id77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4" draw:text-style-name="P5" draw:layer="layout" draw:type="curve" svg:x1="1.674cm" svg:y1="2.288cm" svg:x2="4.671cm" svg:y2="26.523cm" draw:start-shape="id74" draw:start-glue-point="8" draw:end-shape="id77" draw:end-glue-point="6" svg:d="M1674 2288c0 16157 999 24235 2997 24235" svg:viewBox="0 0 2998 24236">
          <text:p/>
        </draw:connector>
        <draw:frame draw:style-name="gr48" draw:text-style-name="P8" draw:layer="layout" svg:width="2.407cm" svg:height="0.988cm" svg:x="3.302cm" svg:y="23.267cm">
          <draw:text-box>
            <text:p><text:span text:style-name="T4">+acme</text:span></text:p>
          </draw:text-box>
        </draw:frame>
      </draw:page>
      <draw:page draw:name="page10" draw:style-name="dp1" draw:master-page-name="Default">
        <draw:custom-shape draw:style-name="gr12" draw:text-style-name="P3" xml:id="id78" draw:id="id78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79" draw:id="id79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78" draw:start-glue-point="8" draw:end-shape="id79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8" draw:text-style-name="P7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47" draw:text-style-name="P10" xml:id="id80" draw:id="id80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026cm" svg:height="0.988cm" svg:x="6.709cm" svg:y="20.836cm">
          <draw:text-box>
            <text:p><text:span text:style-name="T3">=bob</text:span></text:p>
          </draw:text-box>
        </draw:frame>
        <draw:connector draw:style-name="gr45" draw:text-style-name="P5" draw:layer="layout" draw:type="curve" svg:x1="1.674cm" svg:y1="2.288cm" svg:x2="4.671cm" svg:y2="21.316cm" draw:start-shape="id78" draw:start-glue-point="8" draw:end-shape="id80" draw:end-glue-point="6" svg:d="M1674 2288c0 12686 999 19028 2997 19028" svg:viewBox="0 0 2998 19029">
          <text:p/>
        </draw:connector>
        <draw:frame draw:style-name="gr49" draw:text-style-name="P8" draw:layer="layout" svg:width="2.026cm" svg:height="1.242cm" svg:x="2.975cm" svg:y="17.815cm">
          <draw:text-box>
            <text:p><text:span text:style-name="T4">=bob</text:span></text:p>
          </draw:text-box>
        </draw:frame>
        <draw:connector draw:style-name="gr14" draw:text-style-name="P5" draw:layer="layout" draw:type="curve" svg:x1="5.306cm" svg:y1="7.19cm" svg:x2="8.672cm" svg:y2="10.983cm" draw:start-shape="id79" draw:start-glue-point="8" draw:end-shape="id81" draw:end-glue-point="5" svg:d="M5306 7190c0 2529 1122 3793 3366 3793" svg:viewBox="0 0 3367 3794">
          <text:p/>
        </draw:connector>
        <draw:frame draw:style-name="gr25" draw:text-style-name="P8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46" draw:text-style-name="P7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ustom-shape draw:style-name="gr50" draw:text-style-name="P3" xml:id="id82" draw:id="id82" draw:layer="layout" svg:width="1.143cm" svg:height="1.143cm" svg:x="12.451cm" svg:y="15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5" draw:layer="layout" draw:type="curve" svg:x1="9.307cm" svg:y1="11.618cm" svg:x2="12.451cm" svg:y2="15.734cm" draw:start-shape="id81" draw:start-glue-point="6" draw:end-shape="id82" draw:end-glue-point="3" svg:d="M9307 11618c0 2744 1048 4116 3144 4116" svg:viewBox="0 0 3145 4117">
          <text:p/>
        </draw:connector>
        <draw:frame draw:style-name="gr52" draw:text-style-name="P8" draw:layer="layout" svg:width="0.883cm" svg:height="0.988cm" svg:x="10.27cm" svg:y="13.051cm">
          <draw:text-box>
            <text:p><text:span text:style-name="T4">&amp;</text:span></text:p>
          </draw:text-box>
        </draw:frame>
        <draw:connector draw:style-name="gr53" draw:text-style-name="P5" draw:layer="layout" draw:type="curve" svg:x1="5.306cm" svg:y1="7.19cm" svg:x2="5.306cm" svg:y2="20.681cm" draw:start-shape="id79" draw:start-glue-point="8" draw:end-shape="id80" draw:end-glue-point="4" svg:d="M5306 7190v13491" svg:viewBox="0 0 1 13492">
          <text:p/>
        </draw:connector>
        <draw:frame draw:style-name="gr54" draw:text-style-name="P7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10" draw:text-style-name="P7" draw:layer="layout" svg:width="6.979cm" svg:height="0.988cm" svg:x="9.785cm" svg:y="16.969cm">
          <draw:text-box>
            <text:p><text:span text:style-name="T3">"alice@email.com"</text:span></text:p>
          </draw:text-box>
        </draw:frame>
        <draw:custom-shape draw:style-name="gr13" draw:text-style-name="P4" xml:id="id81" draw:id="id8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xml:id="id83" draw:id="id8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4" draw:text-style-name="P5" draw:layer="layout" draw:type="curve" svg:x1="1.674cm" svg:y1="2.288cm" svg:x2="4.671cm" svg:y2="26.523cm" draw:start-shape="id78" draw:start-glue-point="8" draw:end-shape="id83" draw:end-glue-point="6" svg:d="M1674 2288c0 16157 999 24235 2997 24235" svg:viewBox="0 0 2998 24236">
          <text:p/>
        </draw:connector>
        <draw:frame draw:style-name="gr48" draw:text-style-name="P8" draw:layer="layout" svg:width="2.407cm" svg:height="0.988cm" svg:x="3.302cm" svg:y="23.267cm">
          <draw:text-box>
            <text:p><text:span text:style-name="T4">+acme</text:span></text:p>
          </draw:text-box>
        </draw:frame>
      </draw:page>
      <draw:page draw:name="page11" draw:style-name="dp1" draw:master-page-name="Default">
        <draw:custom-shape draw:style-name="gr12" draw:text-style-name="P3" xml:id="id84" draw:id="id84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85" draw:id="id85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84" draw:start-glue-point="8" draw:end-shape="id85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8" draw:text-style-name="P7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3" draw:text-style-name="P4" xml:id="id86" draw:id="id86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87" draw:id="id87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7" draw:text-style-name="P7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4" draw:text-style-name="P5" draw:layer="layout" draw:type="curve" svg:x1="1.674cm" svg:y1="2.288cm" svg:x2="4.671cm" svg:y2="21.316cm" draw:start-shape="id84" draw:start-glue-point="8" draw:end-shape="id86" draw:end-glue-point="6" svg:d="M1674 2288c0 12686 999 19028 2997 19028" svg:viewBox="0 0 2998 19029">
          <text:p/>
        </draw:connector>
        <draw:connector draw:style-name="gr14" draw:text-style-name="P5" draw:layer="layout" draw:type="curve" svg:x1="1.674cm" svg:y1="2.288cm" svg:x2="4.671cm" svg:y2="26.523cm" draw:start-shape="id84" draw:start-glue-point="8" draw:end-shape="id87" draw:end-glue-point="6" svg:d="M1674 2288c0 16157 999 24235 2997 24235" svg:viewBox="0 0 2998 24236">
          <text:p/>
        </draw:connector>
        <draw:frame draw:style-name="gr49" draw:text-style-name="P8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48" draw:text-style-name="P8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55" draw:text-style-name="P5" draw:layer="layout" draw:type="curve" svg:x1="5.306cm" svg:y1="7.19cm" svg:x2="8.672cm" svg:y2="10.983cm" draw:start-shape="id85" draw:start-glue-point="8" draw:end-shape="id88" draw:end-glue-point="5" svg:d="M5306 7190c0 2529 1122 3793 3366 3793" svg:viewBox="0 0 3367 3794">
          <text:p/>
        </draw:connector>
        <draw:frame draw:style-name="gr25" draw:text-style-name="P8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46" draw:text-style-name="P7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ustom-shape draw:style-name="gr56" draw:text-style-name="P3" xml:id="id89" draw:id="id89" draw:layer="layout" svg:width="1.143cm" svg:height="1.143cm" svg:x="12.445cm" svg:y="15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5" draw:layer="layout" draw:type="curve" svg:x1="9.307cm" svg:y1="11.618cm" svg:x2="12.445cm" svg:y2="15.734cm" draw:start-shape="id88" draw:start-glue-point="6" draw:end-shape="id89" draw:end-glue-point="3" svg:d="M9307 11618c0 2744 1046 4116 3138 4116" svg:viewBox="0 0 3139 4117">
          <text:p/>
        </draw:connector>
        <draw:frame draw:style-name="gr52" draw:text-style-name="P8" draw:layer="layout" svg:width="0.883cm" svg:height="0.988cm" svg:x="10.264cm" svg:y="13.051cm">
          <draw:text-box>
            <text:p><text:span text:style-name="T4">&amp;</text:span></text:p>
          </draw:text-box>
        </draw:frame>
        <draw:connector draw:style-name="gr26" draw:text-style-name="P5" draw:layer="layout" draw:type="curve" svg:x1="5.306cm" svg:y1="7.19cm" svg:x2="5.306cm" svg:y2="20.681cm" draw:start-shape="id85" draw:start-glue-point="8" draw:end-shape="id86" draw:end-glue-point="4" svg:d="M5306 7190v13491" svg:viewBox="0 0 1 13492">
          <text:p/>
        </draw:connector>
        <draw:frame draw:style-name="gr54" draw:text-style-name="P7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10" draw:text-style-name="P7" draw:layer="layout" svg:width="6.979cm" svg:height="0.988cm" svg:x="9.779cm" svg:y="16.969cm">
          <draw:text-box>
            <text:p><text:span text:style-name="T3">"alice@email.com"</text:span></text:p>
          </draw:text-box>
        </draw:frame>
        <draw:custom-shape draw:style-name="gr58" draw:text-style-name="P11" xml:id="id88" draw:id="id88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custom-shape draw:style-name="gr12" draw:text-style-name="P3" xml:id="id90" draw:id="id9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91" draw:id="id9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90" draw:start-glue-point="8" draw:end-shape="id91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8" draw:text-style-name="P7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3" draw:text-style-name="P4" xml:id="id92" draw:id="id9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93" draw:id="id9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7" draw:text-style-name="P7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4" draw:text-style-name="P5" draw:layer="layout" draw:type="curve" svg:x1="1.674cm" svg:y1="2.288cm" svg:x2="4.671cm" svg:y2="21.316cm" draw:start-shape="id90" draw:start-glue-point="8" draw:end-shape="id92" draw:end-glue-point="6" svg:d="M1674 2288c0 12686 999 19028 2997 19028" svg:viewBox="0 0 2998 19029">
          <text:p/>
        </draw:connector>
        <draw:connector draw:style-name="gr14" draw:text-style-name="P5" draw:layer="layout" draw:type="curve" svg:x1="1.674cm" svg:y1="2.288cm" svg:x2="4.671cm" svg:y2="26.523cm" draw:start-shape="id90" draw:start-glue-point="8" draw:end-shape="id93" draw:end-glue-point="6" svg:d="M1674 2288c0 16157 999 24235 2997 24235" svg:viewBox="0 0 2998 24236">
          <text:p/>
        </draw:connector>
        <draw:frame draw:style-name="gr49" draw:text-style-name="P8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48" draw:text-style-name="P8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59" draw:text-style-name="P5" draw:layer="layout" draw:type="curve" svg:x1="5.306cm" svg:y1="7.19cm" svg:x2="5.306cm" svg:y2="20.681cm" draw:start-shape="id91" draw:start-glue-point="8" draw:end-shape="id92" draw:end-glue-point="4" svg:d="M5306 7190v13491" svg:viewBox="0 0 1 13492">
          <text:p/>
        </draw:connector>
        <draw:frame draw:style-name="gr54" draw:text-style-name="P7" draw:layer="layout" svg:width="3.169cm" svg:height="0.988cm" svg:x="6.004cm" svg:y="14.629cm">
          <draw:text-box>
            <text:p><text:span text:style-name="T3">#friend</text:span></text:p>
          </draw:text-box>
        </draw:frame>
      </draw:page>
      <draw:page draw:name="page13" draw:style-name="dp1" draw:master-page-name="Default">
        <draw:custom-shape draw:style-name="gr12" draw:text-style-name="P3" xml:id="id94" draw:id="id94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2" xml:id="id95" draw:id="id95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94" draw:start-glue-point="8" draw:end-shape="id95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8" draw:text-style-name="P7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3" draw:text-style-name="P4" xml:id="id96" draw:id="id96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97" draw:id="id97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7" draw:text-style-name="P7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4" draw:text-style-name="P5" draw:layer="layout" draw:type="curve" svg:x1="1.674cm" svg:y1="2.288cm" svg:x2="4.671cm" svg:y2="21.316cm" draw:start-shape="id94" draw:start-glue-point="8" draw:end-shape="id96" draw:end-glue-point="6" svg:d="M1674 2288c0 12686 999 19028 2997 19028" svg:viewBox="0 0 2998 19029">
          <text:p/>
        </draw:connector>
        <draw:connector draw:style-name="gr14" draw:text-style-name="P5" draw:layer="layout" draw:type="curve" svg:x1="1.674cm" svg:y1="2.288cm" svg:x2="4.671cm" svg:y2="26.523cm" draw:start-shape="id94" draw:start-glue-point="8" draw:end-shape="id97" draw:end-glue-point="6" svg:d="M1674 2288c0 16157 999 24235 2997 24235" svg:viewBox="0 0 2998 24236">
          <text:p/>
        </draw:connector>
        <draw:frame draw:style-name="gr49" draw:text-style-name="P8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48" draw:text-style-name="P8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61" draw:text-style-name="P5" draw:layer="layout" draw:type="curve" svg:x1="5.306cm" svg:y1="7.19cm" svg:x2="8.672cm" svg:y2="10.983cm" draw:start-shape="id95" draw:start-glue-point="8" draw:end-shape="id98" draw:end-glue-point="5" svg:d="M5306 7190c0 2529 1122 3793 3366 3793" svg:viewBox="0 0 3367 3794">
          <text:p/>
        </draw:connector>
        <draw:frame draw:style-name="gr25" draw:text-style-name="P8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46" draw:text-style-name="P7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ustom-shape draw:style-name="gr62" draw:text-style-name="P3" xml:id="id99" draw:id="id99" draw:layer="layout" svg:width="1.143cm" svg:height="1.143cm" svg:x="12.445cm" svg:y="15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5" draw:layer="layout" draw:type="curve" svg:x1="9.307cm" svg:y1="11.618cm" svg:x2="12.445cm" svg:y2="15.734cm" draw:start-shape="id98" draw:start-glue-point="6" draw:end-shape="id99" draw:end-glue-point="3" svg:d="M9307 11618c0 2744 1046 4116 3138 4116" svg:viewBox="0 0 3139 4117">
          <text:p/>
        </draw:connector>
        <draw:frame draw:style-name="gr52" draw:text-style-name="P8" draw:layer="layout" svg:width="0.883cm" svg:height="0.988cm" svg:x="10.264cm" svg:y="13.051cm">
          <draw:text-box>
            <text:p><text:span text:style-name="T4">&amp;</text:span></text:p>
          </draw:text-box>
        </draw:frame>
        <draw:connector draw:style-name="gr64" draw:text-style-name="P5" draw:layer="layout" draw:type="curve" svg:x1="5.306cm" svg:y1="7.19cm" svg:x2="5.306cm" svg:y2="20.681cm" draw:start-shape="id95" draw:start-glue-point="8" draw:end-shape="id96" draw:end-glue-point="4" svg:d="M5306 7190v13491" svg:viewBox="0 0 1 13492">
          <text:p/>
        </draw:connector>
        <draw:frame draw:style-name="gr54" draw:text-style-name="P7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10" draw:text-style-name="P7" draw:layer="layout" svg:width="6.979cm" svg:height="0.988cm" svg:x="9.779cm" svg:y="16.969cm">
          <draw:text-box>
            <text:p><text:span text:style-name="T3">"alice@email.com"</text:span></text:p>
          </draw:text-box>
        </draw:frame>
        <draw:custom-shape draw:style-name="gr60" draw:text-style-name="P12" xml:id="id98" draw:id="id98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4" draw:style-name="dp1" draw:master-page-name="Default">
        <draw:custom-shape draw:style-name="gr12" draw:text-style-name="P3" xml:id="id100" draw:id="id10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01" draw:id="id10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.674cm" svg:y1="2.288cm" svg:x2="4.671cm" svg:y2="6.555cm" draw:start-shape="id100" draw:start-glue-point="8" draw:end-shape="id101" draw:end-glue-point="6" svg:d="M1674 2288c0 2845 999 4267 2997 4267" svg:viewBox="0 0 2998 4268">
          <text:p/>
        </draw:connector>
        <draw:frame draw:style-name="gr17" draw:text-style-name="P8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8" draw:text-style-name="P7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3" draw:text-style-name="P4" xml:id="id102" draw:id="id10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03" draw:id="id10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7" draw:text-style-name="P7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4" draw:text-style-name="P5" draw:layer="layout" draw:type="curve" svg:x1="1.674cm" svg:y1="2.288cm" svg:x2="4.671cm" svg:y2="21.316cm" draw:start-shape="id100" draw:start-glue-point="8" draw:end-shape="id102" draw:end-glue-point="6" svg:d="M1674 2288c0 12686 999 19028 2997 19028" svg:viewBox="0 0 2998 19029">
          <text:p/>
        </draw:connector>
        <draw:connector draw:style-name="gr14" draw:text-style-name="P5" draw:layer="layout" draw:type="curve" svg:x1="1.674cm" svg:y1="2.288cm" svg:x2="4.671cm" svg:y2="26.523cm" draw:start-shape="id100" draw:start-glue-point="8" draw:end-shape="id103" draw:end-glue-point="6" svg:d="M1674 2288c0 16157 999 24235 2997 24235" svg:viewBox="0 0 2998 24236">
          <text:p/>
        </draw:connector>
        <draw:frame draw:style-name="gr49" draw:text-style-name="P8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48" draw:text-style-name="P8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14" draw:text-style-name="P5" draw:layer="layout" draw:type="curve" svg:x1="5.306cm" svg:y1="7.19cm" svg:x2="8.672cm" svg:y2="10.983cm" draw:start-shape="id101" draw:start-glue-point="8" draw:end-shape="id104" draw:end-glue-point="5" svg:d="M5306 7190c0 2529 1122 3793 3366 3793" svg:viewBox="0 0 3367 3794">
          <text:p/>
        </draw:connector>
        <draw:frame draw:style-name="gr25" draw:text-style-name="P8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46" draw:text-style-name="P7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64" draw:text-style-name="P5" draw:layer="layout" draw:type="curve" svg:x1="5.306cm" svg:y1="7.19cm" svg:x2="5.306cm" svg:y2="20.681cm" draw:start-shape="id101" draw:start-glue-point="8" draw:end-shape="id102" draw:end-glue-point="4" svg:d="M5306 7190v13491" svg:viewBox="0 0 1 13492">
          <text:p/>
        </draw:connector>
        <draw:frame draw:style-name="gr54" draw:text-style-name="P7" draw:layer="layout" svg:width="3.169cm" svg:height="0.988cm" svg:x="6.004cm" svg:y="14.629cm">
          <draw:text-box>
            <text:p><text:span text:style-name="T3">#friend</text:span></text:p>
          </draw:text-box>
        </draw:frame>
        <draw:custom-shape draw:style-name="gr13" draw:text-style-name="P4" xml:id="id104" draw:id="id10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3" xml:id="id105" draw:id="id105" draw:layer="layout" svg:width="1.143cm" svg:height="1.143cm" svg:x="12.408cm" svg:y="15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5" draw:layer="layout" draw:type="curve" svg:x1="9.307cm" svg:y1="11.618cm" svg:x2="12.408cm" svg:y2="15.697cm" draw:start-shape="id104" draw:start-glue-point="6" draw:end-shape="id105" draw:end-glue-point="3" svg:d="M9307 11618c0 2720 1033 4079 3101 4079" svg:viewBox="0 0 3102 4080">
          <text:p/>
        </draw:connector>
        <draw:frame draw:style-name="gr52" draw:text-style-name="P8" draw:layer="layout" svg:width="0.883cm" svg:height="0.988cm" svg:x="10.227cm" svg:y="13.014cm">
          <draw:text-box>
            <text:p><text:span text:style-name="T4">&amp;</text:span></text:p>
          </draw:text-box>
        </draw:frame>
        <draw:frame draw:style-name="gr10" draw:text-style-name="P7" draw:layer="layout" svg:width="6.979cm" svg:height="0.988cm" svg:x="9.742cm" svg:y="16.932cm">
          <draw:text-box>
            <text:p><text:span text:style-name="T3">"alice@email.com"</text:span></text:p>
          </draw:text-box>
        </draw:frame>
      </draw:page>
      <draw:page draw:name="page15" draw:style-name="dp1" draw:master-page-name="Default">
        <draw:frame draw:style-name="gr67" draw:text-style-name="P13" draw:layer="layout" svg:width="2.59cm" svg:height="1.045cm" svg:x="1.239cm" svg:y="1.223cm">
          <draw:text-box>
            <text:p><text:span text:style-name="T3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6-11-14T09:12:27.979047494</dc:date>
    <meta:editing-duration>PT20H2M2S</meta:editing-duration>
    <meta:editing-cycles>89</meta:editing-cycles>
    <meta:generator>LibreOffice/5.2.3.1$Linux_X86_64 LibreOffice_project/20m0$Build-1</meta:generator>
    <dc:creator>Markus Sabadello</dc:creator>
    <meta:document-statistic meta:object-count="344"/>
  </office:meta>
</office:document-meta>
</file>